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oUnicodeCMap.PDFToUnicodeCMap( char [ ] unicodeCharMap , String name , PDFCIDSystemInfo sys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UnicodeCMapBuilder.writeC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UnicodeCMapBuilder.writeBFCharEntries( char [ ] charArra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oUnicodeCMapBuilder.endOfRange( char [ ] charArray , int startOfR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UnicodeCMapBuilder.writeBF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UnicodeCMapBuilder.padHexString( String input , int numCh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oUnicodeCMapBuilder.sameRangeEntryAsNext( char [ ] charArray , int first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UnicodeCMapBuilder.ToUnicodeCMapBuild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nicodeCMapBuilder.startOfRange( char [ ] charArray , int array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DFToUnicodeCMap.createCMapBuild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UnicodeCMapBuilder.partOfRange( char [ ] charArray , int array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oUnicodeCMapBuilder.writeBFRangeEntries( char [ ] charArra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